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673cm" svg:height="9.005cm" svg:x="20.877cm" svg:y="0.159cm">
            <draw:object draw:notify-on-update-of-ranges="Sheet1.A2:Sheet1.A16 Sheet1.G1:Sheet1.G1 Sheet1.G2:Sheet1.G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281cm" svg:height="8.989cm" svg:x="21.073cm" svg:y="9.628cm">
            <draw:object draw:notify-on-update-of-ranges="Sheet1.A24:Sheet1.A37 Sheet1.F23:Sheet1.F23 Sheet1.F24:Sheet1.F3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.536cm" svg:height="8.983cm" svg:x="21.63cm" svg:y="19.163cm">
            <draw:object draw:notify-on-update-of-ranges="Sheet1.A46:Sheet1.A59 Sheet1.B45:Sheet1.B45 Sheet1.B46:Sheet1.B5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89cm" svg:x="41.002cm" svg:y="19.184cm">
            <draw:object draw:notify-on-update-of-ranges="Sheet1.F67:Sheet1.F80 Sheet1.G66:Sheet1.G66 Sheet1.G67:Sheet1.G8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Load </text:p>
          </table:table-cell>
          <table:table-cell table:style-name="ce1" office:value-type="string" calcext:value-type="string">
            <text:p><text:s/>Velocity <text:s/></text:p>
          </table:table-cell>
          <table:table-cell table:style-name="ce1" office:value-type="string" calcext:value-type="string">
            <text:p><text:s/>V0 <text:s text:c="6"/></text:p>
          </table:table-cell>
          <table:table-cell table:style-name="ce1" office:value-type="string" calcext:value-type="string">
            <text:p><text:s/>Vt <text:s text:c="6"/></text:p>
          </table:table-cell>
          <table:table-cell table:style-name="ce1" office:value-type="string" calcext:value-type="string">
            <text:p><text:s/>Temp <text:s text:c="2"/></text:p>
          </table:table-cell>
          <table:table-cell table:style-name="ce1" office:value-type="string" calcext:value-type="string">
            <text:p><text:s/>dTemp </text:p>
          </table:table-cell>
          <table:table-cell table:style-name="ce1" office:value-type="string" calcext:value-type="string">
            <text:p><text:s/>Power <text:s/></text:p>
          </table:table-cell>
          <table:table-cell table:style-name="ce1" office:value-type="string" calcext:value-type="string">
            <text:p><text:s/>Time <text:s text:c="2"/></text:p>
          </table:table-cell>
          <table:table-cell table:style-name="ce1" office:value-type="string" calcext:value-type="string">
            <text:p><text:s/>test #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051" calcext:value-type="float">
            <text:p>3.051</text:p>
          </table:table-cell>
          <table:table-cell office:value-type="float" office:value="3.047" calcext:value-type="float">
            <text:p>3.047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0217" calcext:value-type="float">
            <text:p>3.0217</text:p>
          </table:table-cell>
          <table:table-cell office:value-type="float" office:value="3.0178" calcext:value-type="float">
            <text:p>3.0178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0365" calcext:value-type="float">
            <text:p>3.0365</text:p>
          </table:table-cell>
          <table:table-cell office:value-type="float" office:value="3.0345" calcext:value-type="float">
            <text:p>3.0345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0336" calcext:value-type="float">
            <text:p>3.0336</text:p>
          </table:table-cell>
          <table:table-cell office:value-type="float" office:value="3.0326" calcext:value-type="float">
            <text:p>3.0326</text:p>
          </table:table-cell>
          <table:table-cell office:value-type="float" office:value="24" calcext:value-type="float">
            <text:p>24</text:p>
          </table:table-cell>
          <table:table-cell office:value-type="float" office:value="1.1" calcext:value-type="float">
            <text:p>1.1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0306" calcext:value-type="float">
            <text:p>3.0306</text:p>
          </table:table-cell>
          <table:table-cell office:value-type="float" office:value="3.0296" calcext:value-type="float">
            <text:p>3.0296</text:p>
          </table:table-cell>
          <table:table-cell office:value-type="float" office:value="26.2" calcext:value-type="float">
            <text:p>26.2</text:p>
          </table:table-cell>
          <table:table-cell office:value-type="float" office:value="0.5" calcext:value-type="float">
            <text:p>0.5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.0229" calcext:value-type="float">
            <text:p>3.0229</text:p>
          </table:table-cell>
          <table:table-cell office:value-type="float" office:value="3.0214" calcext:value-type="float">
            <text:p>3.0214</text:p>
          </table:table-cell>
          <table:table-cell office:value-type="float" office:value="28.3" calcext:value-type="float">
            <text:p>28.3</text:p>
          </table:table-cell>
          <table:table-cell office:value-type="float" office:value="-0.7" calcext:value-type="float">
            <text:p>-0.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0345" calcext:value-type="float">
            <text:p>3.0345</text:p>
          </table:table-cell>
          <table:table-cell office:value-type="float" office:value="3.0336" calcext:value-type="float">
            <text:p>3.0336</text:p>
          </table:table-cell>
          <table:table-cell office:value-type="float" office:value="22.9" calcext:value-type="float">
            <text:p>22.9</text:p>
          </table:table-cell>
          <table:table-cell office:value-type="float" office:value="1.3" calcext:value-type="float">
            <text:p>1.3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.031" calcext:value-type="float">
            <text:p>3.031</text:p>
          </table:table-cell>
          <table:table-cell office:value-type="float" office:value="3.0306" calcext:value-type="float">
            <text:p>3.0306</text:p>
          </table:table-cell>
          <table:table-cell office:value-type="float" office:value="25.7" calcext:value-type="float">
            <text:p>25.7</text:p>
          </table:table-cell>
          <table:table-cell office:value-type="float" office:value="1.7" calcext:value-type="float">
            <text:p>1.7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.0267" calcext:value-type="float">
            <text:p>3.0267</text:p>
          </table:table-cell>
          <table:table-cell office:value-type="float" office:value="3.0255" calcext:value-type="float">
            <text:p>3.0255</text:p>
          </table:table-cell>
          <table:table-cell office:value-type="float" office:value="27.2" calcext:value-type="float">
            <text:p>27.2</text:p>
          </table:table-cell>
          <table:table-cell office:value-type="float" office:value="0.3" calcext:value-type="float">
            <text:p>0.3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.0214" calcext:value-type="float">
            <text:p>3.0214</text:p>
          </table:table-cell>
          <table:table-cell office:value-type="float" office:value="3.0208" calcext:value-type="float">
            <text:p>3.0208</text:p>
          </table:table-cell>
          <table:table-cell office:value-type="float" office:value="29.5" calcext:value-type="float">
            <text:p>29.5</text:p>
          </table:table-cell>
          <table:table-cell office:value-type="float" office:value="1.2" calcext:value-type="float">
            <text:p>1.2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0325" calcext:value-type="float">
            <text:p>3.0325</text:p>
          </table:table-cell>
          <table:table-cell office:value-type="float" office:value="3.0311" calcext:value-type="float">
            <text:p>3.03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.0282" calcext:value-type="float">
            <text:p>3.0282</text:p>
          </table:table-cell>
          <table:table-cell office:value-type="float" office:value="3.0271" calcext:value-type="float">
            <text:p>3.0271</text:p>
          </table:table-cell>
          <table:table-cell office:value-type="float" office:value="26.9" calcext:value-type="float">
            <text:p>26.9</text:p>
          </table:table-cell>
          <table:table-cell office:value-type="float" office:value="0.7" calcext:value-type="float">
            <text:p>0.7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.0222" calcext:value-type="float">
            <text:p>3.0222</text:p>
          </table:table-cell>
          <table:table-cell office:value-type="float" office:value="3.0229" calcext:value-type="float">
            <text:p>3.0229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.0208" calcext:value-type="float">
            <text:p>3.0208</text:p>
          </table:table-cell>
          <table:table-cell office:value-type="float" office:value="3.0223" calcext:value-type="float">
            <text:p>3.0223</text:p>
          </table:table-cell>
          <table:table-cell office:value-type="float" office:value="30.8" calcext:value-type="float">
            <text:p>30.8</text:p>
          </table:table-cell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1" office:value-type="string" calcext:value-type="string">
            <text:p><text:s/>Velocity <text:s/></text:p>
          </table:table-cell>
          <table:table-cell table:style-name="ce1" office:value-type="string" calcext:value-type="string">
            <text:p><text:s/>V0 <text:s text:c="6"/></text:p>
          </table:table-cell>
          <table:table-cell table:style-name="ce1" office:value-type="string" calcext:value-type="string">
            <text:p><text:s/>Vt <text:s text:c="6"/></text:p>
          </table:table-cell>
          <table:table-cell table:style-name="ce1" office:value-type="string" calcext:value-type="string">
            <text:p><text:s/>Temp <text:s text:c="2"/></text:p>
          </table:table-cell>
          <table:table-cell table:style-name="ce1" office:value-type="string" calcext:value-type="string">
            <text:p><text:s/>dTemp </text:p>
          </table:table-cell>
          <table:table-cell table:style-name="ce1" office:value-type="string" calcext:value-type="string">
            <text:p><text:s/>Power <text:s/></text:p>
          </table:table-cell>
          <table:table-cell table:style-name="ce1" office:value-type="string" calcext:value-type="string">
            <text:p><text:s/>Time <text:s text:c="2"/></text:p>
          </table:table-cell>
          <table:table-cell table:style-name="ce1" office:value-type="string" calcext:value-type="string">
            <text:p><text:s/>test # 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.051" calcext:value-type="float">
            <text:p>3.051</text:p>
          </table:table-cell>
          <table:table-cell office:value-type="float" office:value="3.047" calcext:value-type="float">
            <text:p>3.047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217" calcext:value-type="float">
            <text:p>3.0217</text:p>
          </table:table-cell>
          <table:table-cell office:value-type="float" office:value="3.0178" calcext:value-type="float">
            <text:p>3.0178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365" calcext:value-type="float">
            <text:p>3.0365</text:p>
          </table:table-cell>
          <table:table-cell office:value-type="float" office:value="3.0345" calcext:value-type="float">
            <text:p>3.0345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345" calcext:value-type="float">
            <text:p>3.0345</text:p>
          </table:table-cell>
          <table:table-cell office:value-type="float" office:value="3.0336" calcext:value-type="float">
            <text:p>3.0336</text:p>
          </table:table-cell>
          <table:table-cell office:value-type="float" office:value="22.9" calcext:value-type="float">
            <text:p>22.9</text:p>
          </table:table-cell>
          <table:table-cell office:value-type="float" office:value="1.3" calcext:value-type="float">
            <text:p>1.3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325" calcext:value-type="float">
            <text:p>3.0325</text:p>
          </table:table-cell>
          <table:table-cell office:value-type="float" office:value="3.0311" calcext:value-type="float">
            <text:p>3.03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336" calcext:value-type="float">
            <text:p>3.0336</text:p>
          </table:table-cell>
          <table:table-cell office:value-type="float" office:value="3.0326" calcext:value-type="float">
            <text:p>3.0326</text:p>
          </table:table-cell>
          <table:table-cell office:value-type="float" office:value="24" calcext:value-type="float">
            <text:p>24</text:p>
          </table:table-cell>
          <table:table-cell office:value-type="float" office:value="1.1" calcext:value-type="float">
            <text:p>1.1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31" calcext:value-type="float">
            <text:p>3.031</text:p>
          </table:table-cell>
          <table:table-cell office:value-type="float" office:value="3.0306" calcext:value-type="float">
            <text:p>3.0306</text:p>
          </table:table-cell>
          <table:table-cell office:value-type="float" office:value="25.7" calcext:value-type="float">
            <text:p>25.7</text:p>
          </table:table-cell>
          <table:table-cell office:value-type="float" office:value="1.7" calcext:value-type="float">
            <text:p>1.7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282" calcext:value-type="float">
            <text:p>3.0282</text:p>
          </table:table-cell>
          <table:table-cell office:value-type="float" office:value="3.0271" calcext:value-type="float">
            <text:p>3.0271</text:p>
          </table:table-cell>
          <table:table-cell office:value-type="float" office:value="26.9" calcext:value-type="float">
            <text:p>26.9</text:p>
          </table:table-cell>
          <table:table-cell office:value-type="float" office:value="0.7" calcext:value-type="float">
            <text:p>0.7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306" calcext:value-type="float">
            <text:p>3.0306</text:p>
          </table:table-cell>
          <table:table-cell office:value-type="float" office:value="3.0296" calcext:value-type="float">
            <text:p>3.0296</text:p>
          </table:table-cell>
          <table:table-cell office:value-type="float" office:value="26.2" calcext:value-type="float">
            <text:p>26.2</text:p>
          </table:table-cell>
          <table:table-cell office:value-type="float" office:value="0.5" calcext:value-type="float">
            <text:p>0.5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267" calcext:value-type="float">
            <text:p>3.0267</text:p>
          </table:table-cell>
          <table:table-cell office:value-type="float" office:value="3.0255" calcext:value-type="float">
            <text:p>3.0255</text:p>
          </table:table-cell>
          <table:table-cell office:value-type="float" office:value="27.2" calcext:value-type="float">
            <text:p>27.2</text:p>
          </table:table-cell>
          <table:table-cell office:value-type="float" office:value="0.3" calcext:value-type="float">
            <text:p>0.3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222" calcext:value-type="float">
            <text:p>3.0222</text:p>
          </table:table-cell>
          <table:table-cell office:value-type="float" office:value="3.0229" calcext:value-type="float">
            <text:p>3.0229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0229" calcext:value-type="float">
            <text:p>3.0229</text:p>
          </table:table-cell>
          <table:table-cell office:value-type="float" office:value="3.0214" calcext:value-type="float">
            <text:p>3.0214</text:p>
          </table:table-cell>
          <table:table-cell office:value-type="float" office:value="28.3" calcext:value-type="float">
            <text:p>28.3</text:p>
          </table:table-cell>
          <table:table-cell office:value-type="float" office:value="-0.7" calcext:value-type="float">
            <text:p>-0.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0214" calcext:value-type="float">
            <text:p>3.0214</text:p>
          </table:table-cell>
          <table:table-cell office:value-type="float" office:value="3.0208" calcext:value-type="float">
            <text:p>3.0208</text:p>
          </table:table-cell>
          <table:table-cell office:value-type="float" office:value="29.5" calcext:value-type="float">
            <text:p>29.5</text:p>
          </table:table-cell>
          <table:table-cell office:value-type="float" office:value="1.2" calcext:value-type="float">
            <text:p>1.2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0208" calcext:value-type="float">
            <text:p>3.0208</text:p>
          </table:table-cell>
          <table:table-cell office:value-type="float" office:value="3.0223" calcext:value-type="float">
            <text:p>3.0223</text:p>
          </table:table-cell>
          <table:table-cell office:value-type="float" office:value="30.8" calcext:value-type="float">
            <text:p>30.8</text:p>
          </table:table-cell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1" office:value-type="string" calcext:value-type="string">
            <text:p><text:s/>dTemp </text:p>
          </table:table-cell>
          <table:table-cell table:style-name="ce1" office:value-type="string" calcext:value-type="string">
            <text:p><text:s/>Power <text:s/></text:p>
          </table:table-cell>
          <table:table-cell table:number-columns-repeated="7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ce1" office:value-type="string" calcext:value-type="string">
            <text:p>Load </text:p>
          </table:table-cell>
          <table:table-cell table:style-name="ce1" office:value-type="string" calcext:value-type="string">
            <text:p><text:s/>Velocity <text:s/></text:p>
          </table:table-cell>
          <table:table-cell table:style-name="ce1" office:value-type="string" calcext:value-type="string">
            <text:p>dT</text:p>
          </table:table-cell>
          <table:table-cell table:style-name="ce1" table:number-columns-repeated="2"/>
          <table:table-cell table:style-name="ce1" office:value-type="string" calcext:value-type="string">
            <text:p>L*V</text:p>
          </table:table-cell>
          <table:table-cell table:style-name="ce1" office:value-type="string" calcext:value-type="string">
            <text:p><text:s/>Power <text:s/></text:p>
          </table:table-cell>
          <table:table-cell table:style-name="ce1" office:value-type="string" calcext:value-type="string">
            <text:p><text:s/>Time <text:s text:c="2"/></text:p>
          </table:table-cell>
          <table:table-cell table:style-name="ce1" office:value-type="string" calcext:value-type="string">
            <text:p><text:s/>test #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table:number-columns-repeated="2"/>
          <table:table-cell table:formula="of:=[.A67]*[.B67]*[.C67]" office:value-type="float" office:value="-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[.A68]*[.B68]*[.C68]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69]*[.B69]" office:value-type="float" office:value="10" calcext:value-type="float">
            <text:p>10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70]*[.B70]"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71]*[.B71]"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72]*[.B72]" office:value-type="float" office:value="30" calcext:value-type="float">
            <text:p>30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A73]*[.B73]"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formula="of:=[.A74]*[.B74]"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table:formula="of:=[.A75]*[.B75]"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table:formula="of:=[.A76]*[.B76]" office:value-type="float" office:value="60" calcext:value-type="float">
            <text:p>60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table:formula="of:=[.A77]*[.B77]" office:value-type="float" office:value="60" calcext:value-type="float">
            <text:p>60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table:formula="of:=[.A78]*[.B78]" office:value-type="float" office:value="80" calcext:value-type="float">
            <text:p>80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table:formula="of:=[.A79]*[.B79]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table:formula="of:=[.A80]*[.B80]"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  <table:database-ranges>
        <table:database-range table:name="__Anonymous_Sheet_DB__0" table:target-range-address="Sheet1.A46:Sheet1.B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7:48:22.091595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so Jousimaa</meta:initial-creator>
    <meta:creation-date>2016-04-12T17:10:00.601123265</meta:creation-date>
    <dc:date>2016-04-12T18:32:24.746480511</dc:date>
    <dc:creator>Otso Jousimaa</dc:creator>
    <meta:editing-duration>PT30M52S</meta:editing-duration>
    <meta:editing-cycles>2</meta:editing-cycles>
    <meta:generator>LibreOffice/4.3.3.2$Linux_X86_64 LibreOffice_project/430m0$Build-2</meta:generator>
    <meta:document-statistic meta:table-count="1" meta:cell-count="3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Power vs load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74cm" svg:height="9.006cm" xlink:href=".." xlink:type="simple" chart:class="chart:scatter" chart:style-name="ch1">
        <chart:title svg:x="7.245cm" svg:y="0.291cm" chart:style-name="ch2">
          <text:p>Power vs Load</text:p>
        </chart:title>
        <chart:legend chart:legend-position="end" svg:x="14.213cm" svg:y="3.955cm" style:legend-expansion="high" chart:style-name="ch3"/>
        <chart:plot-area chart:style-name="ch4" table:cell-range-address="Sheet1.A2:Sheet1.A16 Sheet1.G1:Sheet1.G16" chart:data-source-has-labels="both" svg:x="1.454cm" svg:y="1.273cm" svg:width="12.861cm" svg:height="6.568cm">
          <chartooo:coordinate-region svg:x="2.181cm" svg:y="1.472cm" svg:width="11.894cm" svg:height="6.17cm"/>
          <chart:axis chart:dimension="x" chart:name="primary-x" chart:style-name="ch5" chartooo:axis-type="auto">
            <chart:title svg:x="7.112cm" svg:y="8.021cm" chart:style-name="ch6">
              <text:p>Load (kN)</text:p>
            </chart:title>
            <chart:categories table:cell-range-address="Sheet1.A2:Sheet1.A16"/>
          </chart:axis>
          <chart:axis chart:dimension="y" chart:name="primary-y" chart:style-name="ch5">
            <chart:title svg:x="0.541cm" svg:y="5.461cm" chart:style-name="ch7">
              <text:p>Power (µW)</text:p>
            </chart:title>
            <chart:grid chart:style-name="ch8" chart:class="major"/>
          </chart:axis>
          <chart:series chart:style-name="ch9" chart:values-cell-range-address="Sheet1.G2:Sheet1.G16" chart:label-cell-address="Sheet1.G1:Sheet1.G1" chart:class="chart:scatter">
            <chart:domain table:cell-range-address="Sheet1.A2:Sheet1.A16"/>
            <chart:regression-curve chart:style-name="ch10">
              <chart:equation chart:display-equation="true" chart:display-r-square="true" svg:x="2.304cm" svg:y="2.61cm"/>
            </chart:regression-curve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ower  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6</svg:desc>
                </draw:g>
              </table:table-cell>
              <table:table-cell office:value-type="float" office:value="-28">
                <text:p>-28</text:p>
                <draw:g>
                  <svg:desc>Sheet1.G2:Sheet1.G1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82cm" svg:height="8.99cm" xlink:href=".." xlink:type="simple" chart:class="chart:scatter" chart:style-name="ch1">
        <chart:title svg:x="6.864cm" svg:y="0.315cm" chart:style-name="ch2">
          <text:p>Power vs Velocity</text:p>
        </chart:title>
        <chart:legend chart:legend-position="end" svg:x="13.424cm" svg:y="3.947cm" style:legend-expansion="high" chart:style-name="ch3"/>
        <chart:plot-area chart:style-name="ch4" table:cell-range-address="Sheet1.A24:Sheet1.A37 Sheet1.F23:Sheet1.F37" chart:data-source-has-labels="both" svg:x="1.356cm" svg:y="1.273cm" svg:width="11.723cm" svg:height="6.557cm">
          <chartooo:coordinate-region svg:x="2.083cm" svg:y="1.472cm" svg:width="10.809cm" svg:height="6.159cm"/>
          <chart:axis chart:dimension="x" chart:name="primary-x" chart:style-name="ch5" chartooo:axis-type="auto">
            <chart:title svg:x="6.128cm" svg:y="8.009cm" chart:style-name="ch6">
              <text:p>Velocity (km/h)</text:p>
            </chart:title>
            <chart:categories table:cell-range-address="Sheet1.A24:Sheet1.A37"/>
          </chart:axis>
          <chart:axis chart:dimension="y" chart:name="primary-y" chart:style-name="ch5">
            <chart:title svg:x="0.451cm" svg:y="5.455cm" chart:style-name="ch7">
              <text:p>Power (µW)</text:p>
            </chart:title>
            <chart:grid chart:style-name="ch8" chart:class="major"/>
          </chart:axis>
          <chart:series chart:style-name="ch9" chart:values-cell-range-address="Sheet1.F24:Sheet1.F37" chart:label-cell-address="Sheet1.F23:Sheet1.F23" chart:class="chart:scatter">
            <chart:domain table:cell-range-address="Sheet1.A24:Sheet1.A37"/>
            <chart:regression-curve chart:style-name="ch10">
              <chart:equation chart:display-equation="true" chart:display-r-square="true" svg:x="2.138cm" svg:y="1.522cm"/>
            </chart:regression-curve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ower  </text:p>
                <draw:g>
                  <svg:desc>Sheet1.F23:Sheet1.F2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4:Sheet1.A37</svg:desc>
                </draw:g>
              </table:table-cell>
              <table:table-cell office:value-type="float" office:value="-28">
                <text:p>-28</text:p>
                <draw:g>
                  <svg:desc>Sheet1.F24:Sheet1.F37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7cm" svg:height="8.984cm" xlink:href=".." xlink:type="simple" chart:class="chart:scatter" chart:style-name="ch1">
        <chart:title svg:x="6.671cm" svg:y="0.315cm" chart:style-name="ch2">
          <text:p>Power vs temperature rise</text:p>
        </chart:title>
        <chart:legend chart:legend-position="end" svg:x="14.679cm" svg:y="3.944cm" style:legend-expansion="high" chart:style-name="ch3"/>
        <chart:plot-area chart:style-name="ch4" table:cell-range-address="Sheet1.A45:Sheet1.B59" chart:data-source-has-labels="both" svg:x="0.37cm" svg:y="1.273cm" svg:width="11.692cm" svg:height="7.532cm">
          <chartooo:coordinate-region svg:x="0.516cm" svg:y="1.472cm" svg:width="11.452cm" svg:height="7.134cm"/>
          <chart:axis chart:dimension="x" chart:name="primary-x" chart:style-name="ch5" chartooo:axis-type="auto">
            <chart:categories table:cell-range-address="Sheet1.A46:Sheet1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6:Sheet1.B59" chart:label-cell-address="Sheet1.B45:Sheet1.B45" chart:class="chart:scatter">
            <chart:domain table:cell-range-address="Sheet1.A46:Sheet1.A59"/>
            <chart:regression-curve chart:style-name="ch8">
              <chart:equation chart:display-equation="true" chart:display-r-square="true" svg:x="12.161cm" svg:y="1.48cm"/>
            </chart:regression-curve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ower  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float" office:value="-0.7">
                <text:p>-0</text:p>
                <draw:g>
                  <svg:desc>Sheet1.A46:Sheet1.A59</svg:desc>
                </draw:g>
              </table:table-cell>
              <table:table-cell office:value-type="float" office:value="-10">
                <text:p>-10</text:p>
                <draw:g>
                  <svg:desc>Sheet1.B46:Sheet1.B59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cm" xlink:href=".." xlink:type="simple" chart:class="chart:scatter" chart:style-name="ch1">
        <chart:title svg:x="4.993cm" svg:y="0.315cm" chart:style-name="ch2">
          <text:p>Power vs load-velocity product</text:p>
        </chart:title>
        <chart:legend chart:legend-position="end" svg:x="12.142cm" svg:y="3.947cm" style:legend-expansion="high" chart:style-name="ch3"/>
        <chart:plot-area chart:style-name="ch4" table:cell-range-address="Sheet1.F66:Sheet1.G80" chart:data-source-has-labels="both" svg:x="0.32cm" svg:y="1.273cm" svg:width="11.502cm" svg:height="7.538cm">
          <chartooo:coordinate-region svg:x="1.047cm" svg:y="1.472cm" svg:width="10.495cm" svg:height="7.14cm"/>
          <chart:axis chart:dimension="x" chart:name="primary-x" chart:style-name="ch5" chartooo:axis-type="auto">
            <chart:categories table:cell-range-address="Sheet1.F67:Sheet1.F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67:Sheet1.G80" chart:label-cell-address="Sheet1.G66:Sheet1.G66" chart:class="chart:scatter">
            <chart:domain table:cell-range-address="Sheet1.F67:Sheet1.F80"/>
            <chart:regression-curve chart:style-name="ch8">
              <chart:equation chart:display-equation="true" chart:display-r-square="true" svg:x="1.159cm" svg:y="1.578cm"/>
            </chart:regression-curve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ower  </text:p>
                <draw:g>
                  <svg:desc>Sheet1.G66:Sheet1.G66</svg:desc>
                </draw:g>
              </table:table-cell>
            </table:table-row>
          </table:table-header-rows>
          <table:table-rows>
            <table:table-row>
              <table:table-cell office:value-type="float" office:value="-0">
                <text:p>-</text:p>
                <draw:g>
                  <svg:desc>Sheet1.F67:Sheet1.F80</svg:desc>
                </draw:g>
              </table:table-cell>
              <table:table-cell office:value-type="float" office:value="-28">
                <text:p>-28</text:p>
                <draw:g>
                  <svg:desc>Sheet1.G67:Sheet1.G80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